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1.8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3091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="0.0008in solid #000000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 style:vertical-align="automatic"/>
      <style:paragraph-properties fo:text-align="end" fo:margin-left="0in"/>
    </style:style>
    <style:style style:name="ce7" style:family="table-cell" style:parent-style-name="Default" style:data-style-name="N3">
      <style:table-cell-properties style:text-align-source="fix" style:repeat-content="false" fo:border="0.0008in solid #000000" style:vertical-align="automatic"/>
      <style:paragraph-properties fo:text-align="center"/>
    </style:style>
    <style:style style:name="ce8" style:family="table-cell" style:parent-style-name="Default" style:data-style-name="N3">
      <style:table-cell-properties fo:border="0.0008in solid #000000"/>
    </style:style>
    <style:style style:name="ce9" style:family="table-cell" style:parent-style-name="Default" style:data-style-name="N3">
      <style:table-cell-properties style:vertical-align="automatic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me" table:style-name="ta1">
        <table:table-column table:style-name="co1" table:default-cell-style-name="Default"/>
        <table:table-column table:style-name="co1" table:default-cell-style-name="ce1"/>
        <table:table-column table:style-name="co1" table:visibility="collapse" table:number-columns-repeated="2" table:default-cell-style-name="ce1"/>
        <table:table-column table:style-name="co1" table:number-columns-repeated="2" table:default-cell-style-name="ce5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5" table:number-rows-spanned="1">
            <text:p>Time Comparison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ype 1</text:p>
          </table:table-cell>
          <table:table-cell office:value-type="string">
            <text:p>Bubble Sort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Type 2</text:p>
          </table:table-cell>
          <table:table-cell office:value-type="string">
            <text:p>Selection Sor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 table:visibility="collapse">
          <table:table-cell table:number-columns-repeated="4"/>
          <table:table-cell office:value-type="string">
            <text:p>Begining Siz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 table:visibility="collapse">
          <table:table-cell table:number-columns-repeated="4"/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table:number-columns-spanned="2" table:number-rows-spanned="1">
            <text:p>(Unit: micro second)</text:p>
          </table:table-cell>
          <table:covered-table-cell table:style-name="ce9"/>
          <table:table-cell table:number-columns-repeated="1018"/>
        </table:table-row>
        <table:table-row table:style-name="ro4">
          <table:table-cell/>
          <table:table-cell table:style-name="ce3" office:value-type="string">
            <text:p>n</text:p>
          </table:table-cell>
          <table:table-cell table:style-name="ce3" office:value-type="string">
            <text:p>n=(n-1)*2^i</text:p>
          </table:table-cell>
          <table:table-cell table:style-name="ce3" office:value-type="string">
            <text:p>exp</text:p>
          </table:table-cell>
          <table:table-cell table:style-name="ce7" office:value-type="string">
            <text:p>Type 1</text:p>
          </table:table-cell>
          <table:table-cell table:style-name="ce7" office:value-type="string">
            <text:p>Type 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17]" office:value-type="float" office:value="100">
            <text:p>100</text:p>
          </table:table-cell>
          <table:table-cell table:style-name="ce4" table:formula="of:=2^[.D17]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9">
            <text:p>19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18]" office:value-type="float" office:value="200">
            <text:p>200</text:p>
          </table:table-cell>
          <table:table-cell table:style-name="ce4" table:formula="of:=2^[.D18]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86">
            <text:p>86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19]" office:value-type="float" office:value="400">
            <text:p>400</text:p>
          </table:table-cell>
          <table:table-cell table:style-name="ce4" table:formula="of:=2^[.D19]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706">
            <text:p>706</text:p>
          </table:table-cell>
          <table:table-cell table:style-name="ce8" office:value-type="float" office:value="290">
            <text:p>290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0]" office:value-type="float" office:value="800">
            <text:p>800</text:p>
          </table:table-cell>
          <table:table-cell table:style-name="ce4" table:formula="of:=2^[.D20]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2244">
            <text:p>2,244</text:p>
          </table:table-cell>
          <table:table-cell table:style-name="ce8" office:value-type="float" office:value="1218">
            <text:p>1,218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1]" office:value-type="float" office:value="1600">
            <text:p>1600</text:p>
          </table:table-cell>
          <table:table-cell table:style-name="ce4" table:formula="of:=2^[.D21]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float" office:value="10391">
            <text:p>10,391</text:p>
          </table:table-cell>
          <table:table-cell table:style-name="ce8" office:value-type="float" office:value="4814">
            <text:p>4,814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2]" office:value-type="float" office:value="3200">
            <text:p>3200</text:p>
          </table:table-cell>
          <table:table-cell table:style-name="ce4" table:formula="of:=2^[.D22]" office:value-type="float" office:value="32">
            <text:p>32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29876">
            <text:p>29,876</text:p>
          </table:table-cell>
          <table:table-cell table:style-name="ce8" office:value-type="float" office:value="12512">
            <text:p>12,51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3]" office:value-type="float" office:value="6400">
            <text:p>6400</text:p>
          </table:table-cell>
          <table:table-cell table:style-name="ce4" table:formula="of:=2^[.D23]" office:value-type="float" office:value="64">
            <text:p>64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169078">
            <text:p>169,078</text:p>
          </table:table-cell>
          <table:table-cell table:style-name="ce8" office:value-type="float" office:value="47740">
            <text:p>47,740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4]" office:value-type="float" office:value="12800">
            <text:p>12800</text:p>
          </table:table-cell>
          <table:table-cell table:style-name="ce4" table:formula="of:=2^[.D24]" office:value-type="float" office:value="128">
            <text:p>128</text:p>
          </table:table-cell>
          <table:table-cell table:style-name="ce4" office:value-type="float" office:value="7">
            <text:p>7</text:p>
          </table:table-cell>
          <table:table-cell table:style-name="ce8" office:value-type="float" office:value="621179">
            <text:p>621,179</text:p>
          </table:table-cell>
          <table:table-cell table:style-name="ce8" office:value-type="float" office:value="229346">
            <text:p>229,346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5]" office:value-type="float" office:value="25600">
            <text:p>25600</text:p>
          </table:table-cell>
          <table:table-cell table:style-name="ce4" table:formula="of:=2^[.D25]" office:value-type="float" office:value="256">
            <text:p>256</text:p>
          </table:table-cell>
          <table:table-cell table:style-name="ce4" office:value-type="float" office:value="8">
            <text:p>8</text:p>
          </table:table-cell>
          <table:table-cell table:style-name="ce8" office:value-type="float" office:value="2697879">
            <text:p>2,697,879</text:p>
          </table:table-cell>
          <table:table-cell table:style-name="ce8" office:value-type="float" office:value="827399">
            <text:p>827,399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6]" office:value-type="float" office:value="51200">
            <text:p>51200</text:p>
          </table:table-cell>
          <table:table-cell table:style-name="ce4" table:formula="of:=2^[.D26]" office:value-type="float" office:value="512">
            <text:p>512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10730047">
            <text:p>10,730,047</text:p>
          </table:table-cell>
          <table:table-cell table:style-name="ce8" office:value-type="float" office:value="3255863">
            <text:p>3,255,863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" table:style-name="ta1">
        <table:table-column table:style-name="co3" table:default-cell-style-name="ce1"/>
        <table:table-column table:style-name="co3" table:default-cell-style-name="ce10"/>
        <table:table-column table:style-name="co1" table:visibility="collapse" table:default-cell-style-name="ce1"/>
        <table:table-column table:style-name="co1" table:visibility="collapse" table:default-cell-style-name="ce5"/>
        <table:table-column table:style-name="co1" table:number-columns-repeated="2" table:default-cell-style-name="ce5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table:number-columns-spanned="5" table:number-rows-spanned="1">
            <text:p>Operation Compariso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2"/>
          <table:table-cell office:value-type="string">
            <text:p>Type 1</text:p>
          </table:table-cell>
          <table:table-cell office:value-type="string">
            <text:p>Bubble Sort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2"/>
          <table:table-cell office:value-type="string">
            <text:p>Type 2</text:p>
          </table:table-cell>
          <table:table-cell office:value-type="string">
            <text:p>Selection Sort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n</text:p>
          </table:table-cell>
          <table:table-cell table:style-name="ce3" office:value-type="string">
            <text:p>n=(n-1)*2^i</text:p>
          </table:table-cell>
          <table:table-cell table:style-name="ce3" office:value-type="string">
            <text:p>exp</text:p>
          </table:table-cell>
          <table:table-cell table:style-name="ce7" office:value-type="string">
            <text:p>Type 1</text:p>
          </table:table-cell>
          <table:table-cell table:style-name="ce7" office:value-type="string">
            <text:p>Type 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80248">
            <text:p>80,248</text:p>
          </table:table-cell>
          <table:table-cell table:style-name="ce8" office:value-type="float" office:value="16933">
            <text:p>16,93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8" office:value-type="float" office:value="366304">
            <text:p>366,304</text:p>
          </table:table-cell>
          <table:table-cell table:style-name="ce8" office:value-type="float" office:value="64030">
            <text:p>64,03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float" office:value="400">
            <text:p>4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1495626">
            <text:p>1,495,626</text:p>
          </table:table-cell>
          <table:table-cell table:style-name="ce8" office:value-type="float" office:value="248785">
            <text:p>248,785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float" office:value="800">
            <text:p>80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5874208">
            <text:p>5,874,208</text:p>
          </table:table-cell>
          <table:table-cell table:style-name="ce8" office:value-type="float" office:value="977713">
            <text:p>977,71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600">
            <text:p>16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float" office:value="23489446">
            <text:p>23,489,446</text:p>
          </table:table-cell>
          <table:table-cell table:style-name="ce8" office:value-type="float" office:value="3876397">
            <text:p>3,876,397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200">
            <text:p>320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94893812">
            <text:p>94,893,812</text:p>
          </table:table-cell>
          <table:table-cell table:style-name="ce8" office:value-type="float" office:value="15433258">
            <text:p>15,433,25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400">
            <text:p>640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383158458">
            <text:p>383,158,458</text:p>
          </table:table-cell>
          <table:table-cell table:style-name="ce8" office:value-type="float" office:value="61585522">
            <text:p>61,585,52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2800">
            <text:p>12800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">
            <text:p>7</text:p>
          </table:table-cell>
          <table:table-cell table:style-name="ce8" office:value-type="float" office:value="1541414186">
            <text:p>1,541,414,186</text:p>
          </table:table-cell>
          <table:table-cell table:style-name="ce8" office:value-type="float" office:value="246057775">
            <text:p>246,057,77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5600">
            <text:p>25600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">
            <text:p>8</text:p>
          </table:table-cell>
          <table:table-cell table:style-name="ce8" office:value-type="float" office:value="6167223228">
            <text:p>6,167,223,228</text:p>
          </table:table-cell>
          <table:table-cell table:style-name="ce8" office:value-type="float" office:value="983628193">
            <text:p>983,628,193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1200">
            <text:p>512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24598212394">
            <text:p>24,598,212,394</text:p>
          </table:table-cell>
          <table:table-cell table:style-name="ce8" office:value-type="float" office:value="3933343522">
            <text:p>3,933,343,522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_Time" table:style-name="ta1">
        <table:table-column table:style-name="co4" table:default-cell-style-name="ce1"/>
        <table:table-column table:style-name="co2" table:number-columns-repeated="1023" table:default-cell-style-name="ce1"/>
        <table:table-row table:style-name="ro1">
          <table:table-cell>
            <draw:frame table:end-cell-address="plot_Time.K27" table:end-x="0.5154in" table:end-y="0.0437in" draw:z-index="0" draw:style-name="gr1" draw:text-style-name="P1" svg:width="7.876in" svg:height="5.0976in" svg:x="0.0004in" svg:y="0.0004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_Op" table:style-name="ta1">
        <table:table-column table:style-name="co4" table:number-columns-repeated="3" table:default-cell-style-name="ce1"/>
        <table:table-column table:style-name="co2" table:number-columns-repeated="1021" table:default-cell-style-name="ce1"/>
        <table:table-row table:style-name="ro1">
          <table:table-cell>
            <draw:frame table:end-cell-address="plot_Op.K28" table:end-x="0.4453in" table:end-y="0.1299in" draw:z-index="0" draw:style-name="gr1" draw:text-style-name="P1" svg:width="8.1382in" svg:height="5.3783in" svg:x="0.0004in" svg:y="0.0004in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1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10:1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19-10-26T20:19:04Z</meta:creation-date>
    <dc:date>2019-10-27T10:10:40.25</dc:date>
    <meta:editing-cycles>2</meta:editing-cycles>
    <meta:editing-duration>PT1H21M37S</meta:editing-duration>
    <meta:document-statistic meta:table-count="4" meta:cell-count="12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006cm" svg:height="12.949cm" xlink:href="." xlink:type="simple" chart:class="chart:scatter" chart:style-name="ch1">
        <chart:title svg:x="8.226cm" svg:y="0.394cm" chart:style-name="ch2">
          <text:p>Time Comparison</text:p>
        </chart:title>
        <chart:subtitle svg:x="7.366cm" svg:y="1.431cm" chart:style-name="ch3">
          <text:p>Bubble Sort vs. Selection Sort</text:p>
        </chart:subtitle>
        <chart:legend chart:legend-position="end" svg:x="16.492cm" svg:y="5.9cm" style:legend-expansion="high" chart:style-name="ch4"/>
        <chart:plot-area chart:style-name="ch5" chart:data-source-has-labels="both" svg:x="1.438cm" svg:y="2.63cm" svg:width="14.254cm" svg:height="9.053cm">
          <chartooo:coordinate-region svg:x="3.171cm" svg:y="2.842cm" svg:width="12.056cm" svg:height="8.168cm"/>
          <chart:axis chart:dimension="x" chart:name="primary-x" chart:style-name="ch6" chartooo:axis-type="auto">
            <chart:title svg:x="8.415cm" svg:y="11.942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8.761cm" chart:style-name="ch8">
              <text:p>time (micro seconds)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 Sort</text:p>
              </table:table-cell>
              <table:table-cell office:value-type="string">
                <text:p>Selection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706">
                <text:p>706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2244">
                <text:p>2244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10391">
                <text:p>10391</text:p>
              </table:table-cell>
              <table:table-cell office:value-type="float" office:value="4814">
                <text:p>4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29876">
                <text:p>29876</text:p>
              </table:table-cell>
              <table:table-cell office:value-type="float" office:value="12512">
                <text:p>125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">
                <text:p>6400</text:p>
              </table:table-cell>
              <table:table-cell office:value-type="float" office:value="169078">
                <text:p>169078</text:p>
              </table:table-cell>
              <table:table-cell office:value-type="float" office:value="47740">
                <text:p>477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">
                <text:p>12800</text:p>
              </table:table-cell>
              <table:table-cell office:value-type="float" office:value="621179">
                <text:p>621179</text:p>
              </table:table-cell>
              <table:table-cell office:value-type="float" office:value="229346">
                <text:p>2293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">
                <text:p>25600</text:p>
              </table:table-cell>
              <table:table-cell office:value-type="float" office:value="2697879">
                <text:p>2697879</text:p>
              </table:table-cell>
              <table:table-cell office:value-type="float" office:value="827399">
                <text:p>8273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">
                <text:p>51200</text:p>
              </table:table-cell>
              <table:table-cell office:value-type="float" office:value="10730047">
                <text:p>10730047</text:p>
              </table:table-cell>
              <table:table-cell office:value-type="float" office:value="3255863">
                <text:p>3255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72cm" svg:height="13.662cm" xlink:href="." xlink:type="simple" chart:class="chart:scatter" chart:style-name="ch1">
        <chart:title svg:x="8.083cm" svg:y="0.409cm" chart:style-name="ch2">
          <text:p>Operation Comparison</text:p>
        </chart:title>
        <chart:subtitle svg:x="7.699cm" svg:y="1.461cm" chart:style-name="ch3">
          <text:p>Bubble Sort vs. Selection Sort</text:p>
        </chart:subtitle>
        <chart:legend chart:legend-position="end" svg:x="17.158cm" svg:y="6.257cm" style:legend-expansion="high" chart:style-name="ch4"/>
        <chart:plot-area chart:style-name="ch5" chart:data-source-has-labels="both" svg:x="1.451cm" svg:y="2.69cm" svg:width="14.881cm" svg:height="9.691cm">
          <chartooo:coordinate-region svg:x="3.739cm" svg:y="2.902cm" svg:width="12.128cm" svg:height="8.806cm"/>
          <chart:axis chart:dimension="x" chart:name="primary-x" chart:style-name="ch6" chartooo:axis-type="auto">
            <chart:title svg:x="8.741cm" svg:y="12.655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7.936cm" chart:style-name="ch8">
              <text:p># Op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ubble Sort</text:p>
              </table:table-cell>
              <table:table-cell office:value-type="string">
                <text:p>Selection Sor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80248">
                <text:p>80248</text:p>
              </table:table-cell>
              <table:table-cell office:value-type="float" office:value="16933">
                <text:p>169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66304">
                <text:p>366304</text:p>
              </table:table-cell>
              <table:table-cell office:value-type="float" office:value="64030">
                <text:p>640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495626">
                <text:p>1495626</text:p>
              </table:table-cell>
              <table:table-cell office:value-type="float" office:value="248785">
                <text:p>2487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5874208">
                <text:p>5874208</text:p>
              </table:table-cell>
              <table:table-cell office:value-type="float" office:value="977713">
                <text:p>977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23489446">
                <text:p>23489446</text:p>
              </table:table-cell>
              <table:table-cell office:value-type="float" office:value="3876397">
                <text:p>38763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94893812">
                <text:p>94893812</text:p>
              </table:table-cell>
              <table:table-cell office:value-type="float" office:value="15433258">
                <text:p>15433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">
                <text:p>6400</text:p>
              </table:table-cell>
              <table:table-cell office:value-type="float" office:value="383158458">
                <text:p>383158458</text:p>
              </table:table-cell>
              <table:table-cell office:value-type="float" office:value="61585522">
                <text:p>615855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">
                <text:p>12800</text:p>
              </table:table-cell>
              <table:table-cell office:value-type="float" office:value="1541414186">
                <text:p>1541414186</text:p>
              </table:table-cell>
              <table:table-cell office:value-type="float" office:value="246057775">
                <text:p>2460577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">
                <text:p>25600</text:p>
              </table:table-cell>
              <table:table-cell office:value-type="float" office:value="6167223228">
                <text:p>6167223228</text:p>
              </table:table-cell>
              <table:table-cell office:value-type="float" office:value="983628193">
                <text:p>9836281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">
                <text:p>51200</text:p>
              </table:table-cell>
              <table:table-cell office:value-type="float" office:value="24598212394">
                <text:p>24598212394</text:p>
              </table:table-cell>
              <table:table-cell office:value-type="float" office:value="3933343522">
                <text:p>39333435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